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W_TP9</text:p>
          </table:table-cell>
          <table:table-cell office:value-type="string" calcext:value-type="string">
            <text:p>RAW_AF7</text:p>
          </table:table-cell>
          <table:table-cell office:value-type="string" calcext:value-type="string">
            <text:p>RAW_AF8</text:p>
          </table:table-cell>
          <table:table-cell office:value-type="string" calcext:value-type="string">
            <text:p>RAW_TP10</text:p>
          </table:table-cell>
          <table:table-cell office:value-type="string" calcext:value-type="string">
            <text:p>Value </text:p>
          </table:table-cell>
        </table:table-row>
        <table:table-row table:style-name="ro1">
          <table:table-cell office:value-type="float" office:value="851.79486" calcext:value-type="float">
            <text:p>851.79486</text:p>
          </table:table-cell>
          <table:table-cell office:value-type="float" office:value="902.1612" calcext:value-type="float">
            <text:p>902.1612</text:p>
          </table:table-cell>
          <table:table-cell office:value-type="float" office:value="898.1319" calcext:value-type="float">
            <text:p>898.1319</text:p>
          </table:table-cell>
          <table:table-cell office:value-type="float" office:value="857.03296" calcext:value-type="float">
            <text:p>857.032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.03296" calcext:value-type="float">
            <text:p>857.03296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869.92676" calcext:value-type="float">
            <text:p>869.926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39.2308" calcext:value-type="float">
            <text:p>939.2308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799.011" calcext:value-type="float">
            <text:p>799.011</text:p>
          </table:table-cell>
          <table:table-cell office:value-type="float" office:value="924.3223" calcext:value-type="float">
            <text:p>924.32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71.8681" calcext:value-type="float">
            <text:p>971.8681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809.4872" calcext:value-type="float">
            <text:p>809.4872</text:p>
          </table:table-cell>
          <table:table-cell office:value-type="float" office:value="944.87177" calcext:value-type="float">
            <text:p>944.871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9.89014" calcext:value-type="float">
            <text:p>699.89014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5.9341" calcext:value-type="float">
            <text:p>815.9341</text:p>
          </table:table-cell>
          <table:table-cell office:value-type="float" office:value="722.8571" calcext:value-type="float">
            <text:p>722.85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9.707" calcext:value-type="float">
            <text:p>949.707</text:p>
          </table:table-cell>
          <table:table-cell office:value-type="float" office:value="826.8132" calcext:value-type="float">
            <text:p>826.8132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928.3516" calcext:value-type="float">
            <text:p>928.35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8.3883" calcext:value-type="float">
            <text:p>768.3883</text:p>
          </table:table-cell>
          <table:table-cell office:value-type="float" office:value="816.337" calcext:value-type="float">
            <text:p>816.337</text:p>
          </table:table-cell>
          <table:table-cell office:value-type="float" office:value="807.0696" calcext:value-type="float">
            <text:p>807.0696</text:p>
          </table:table-cell>
          <table:table-cell office:value-type="float" office:value="780.4762" calcext:value-type="float">
            <text:p>780.47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9.9634" calcext:value-type="float">
            <text:p>929.9634</text:p>
          </table:table-cell>
          <table:table-cell office:value-type="float" office:value="815.5311" calcext:value-type="float">
            <text:p>815.5311</text:p>
          </table:table-cell>
          <table:table-cell office:value-type="float" office:value="807.0696" calcext:value-type="float">
            <text:p>807.0696</text:p>
          </table:table-cell>
          <table:table-cell office:value-type="float" office:value="913.0403" calcext:value-type="float">
            <text:p>913.04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2.3077" calcext:value-type="float">
            <text:p>702.3077</text:p>
          </table:table-cell>
          <table:table-cell office:value-type="float" office:value="817.5458" calcext:value-type="float">
            <text:p>817.5458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718.022" calcext:value-type="float">
            <text:p>718.0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3.47986" calcext:value-type="float">
            <text:p>753.47986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808.2784" calcext:value-type="float">
            <text:p>808.2784</text:p>
          </table:table-cell>
          <table:table-cell office:value-type="float" office:value="769.19415" calcext:value-type="float">
            <text:p>769.19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5.5311" calcext:value-type="float">
            <text:p>815.5311</text:p>
          </table:table-cell>
          <table:table-cell office:value-type="float" office:value="832.8571" calcext:value-type="float">
            <text:p>832.8571</text:p>
          </table:table-cell>
          <table:table-cell office:value-type="float" office:value="813.1135" calcext:value-type="float">
            <text:p>813.1135</text:p>
          </table:table-cell>
          <table:table-cell office:value-type="float" office:value="821.5751" calcext:value-type="float">
            <text:p>821.575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7.5824" calcext:value-type="float">
            <text:p>877.5824</text:p>
          </table:table-cell>
          <table:table-cell office:value-type="float" office:value="822.7839" calcext:value-type="float">
            <text:p>822.7839</text:p>
          </table:table-cell>
          <table:table-cell office:value-type="float" office:value="811.0989" calcext:value-type="float">
            <text:p>811.0989</text:p>
          </table:table-cell>
          <table:table-cell office:value-type="float" office:value="867.1062" calcext:value-type="float">
            <text:p>867.10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59.3773" calcext:value-type="float">
            <text:p>959.3773</text:p>
          </table:table-cell>
          <table:table-cell office:value-type="float" office:value="823.9927" calcext:value-type="float">
            <text:p>823.9927</text:p>
          </table:table-cell>
          <table:table-cell office:value-type="float" office:value="805.05493" calcext:value-type="float">
            <text:p>805.05493</text:p>
          </table:table-cell>
          <table:table-cell office:value-type="float" office:value="931.1722" calcext:value-type="float">
            <text:p>931.17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8.8278" calcext:value-type="float">
            <text:p>718.8278</text:p>
          </table:table-cell>
          <table:table-cell office:value-type="float" office:value="817.9487" calcext:value-type="float">
            <text:p>817.9487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738.97437" calcext:value-type="float">
            <text:p>738.974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7.619" calcext:value-type="float">
            <text:p>717.619</text:p>
          </table:table-cell>
          <table:table-cell office:value-type="float" office:value="828.022" calcext:value-type="float">
            <text:p>828.022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35.34796" calcext:value-type="float">
            <text:p>735.347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6.4835" calcext:value-type="float">
            <text:p>836.4835</text:p>
          </table:table-cell>
          <table:table-cell office:value-type="float" office:value="826.4103" calcext:value-type="float">
            <text:p>826.4103</text:p>
          </table:table-cell>
          <table:table-cell office:value-type="float" office:value="810.293" calcext:value-type="float">
            <text:p>810.293</text:p>
          </table:table-cell>
          <table:table-cell office:value-type="float" office:value="832.0513" calcext:value-type="float">
            <text:p>832.05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6.4469" calcext:value-type="float">
            <text:p>776.4469</text:p>
          </table:table-cell>
          <table:table-cell office:value-type="float" office:value="833.663" calcext:value-type="float">
            <text:p>833.663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71.6117" calcext:value-type="float">
            <text:p>771.61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7.28937" calcext:value-type="float">
            <text:p>947.28937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927.1429" calcext:value-type="float">
            <text:p>927.14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1.4286" calcext:value-type="float">
            <text:p>691.4286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798.60803" calcext:value-type="float">
            <text:p>798.60803</text:p>
          </table:table-cell>
          <table:table-cell office:value-type="float" office:value="714.3956" calcext:value-type="float">
            <text:p>714.39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5.9341" calcext:value-type="float">
            <text:p>705.9341</text:p>
          </table:table-cell>
          <table:table-cell office:value-type="float" office:value="829.6337" calcext:value-type="float">
            <text:p>829.6337</text:p>
          </table:table-cell>
          <table:table-cell office:value-type="float" office:value="806.6667" calcext:value-type="float">
            <text:p>806.6667</text:p>
          </table:table-cell>
          <table:table-cell office:value-type="float" office:value="727.28937" calcext:value-type="float">
            <text:p>727.28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75.4945" calcext:value-type="float">
            <text:p>975.4945</text:p>
          </table:table-cell>
          <table:table-cell office:value-type="float" office:value="829.2308" calcext:value-type="float">
            <text:p>829.2308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943.2601" calcext:value-type="float">
            <text:p>943.2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6.7399" calcext:value-type="float">
            <text:p>706.7399</text:p>
          </table:table-cell>
          <table:table-cell office:value-type="float" office:value="826.0073" calcext:value-type="float">
            <text:p>826.0073</text:p>
          </table:table-cell>
          <table:table-cell office:value-type="float" office:value="814.7253" calcext:value-type="float">
            <text:p>814.7253</text:p>
          </table:table-cell>
          <table:table-cell office:value-type="float" office:value="727.28937" calcext:value-type="float">
            <text:p>727.28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0.0366" calcext:value-type="float">
            <text:p>940.0366</text:p>
          </table:table-cell>
          <table:table-cell office:value-type="float" office:value="827.2161" calcext:value-type="float">
            <text:p>827.2161</text:p>
          </table:table-cell>
          <table:table-cell office:value-type="float" office:value="816.7399" calcext:value-type="float">
            <text:p>816.7399</text:p>
          </table:table-cell>
          <table:table-cell office:value-type="float" office:value="921.9048" calcext:value-type="float">
            <text:p>921.90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7.6557" calcext:value-type="float">
            <text:p>777.6557</text:p>
          </table:table-cell>
          <table:table-cell office:value-type="float" office:value="828.4249" calcext:value-type="float">
            <text:p>828.4249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783.2967" calcext:value-type="float">
            <text:p>783.29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7.5458" calcext:value-type="float">
            <text:p>817.5458</text:p>
          </table:table-cell>
          <table:table-cell office:value-type="float" office:value="823.5897" calcext:value-type="float">
            <text:p>823.5897</text:p>
          </table:table-cell>
          <table:table-cell office:value-type="float" office:value="809.4872" calcext:value-type="float">
            <text:p>809.4872</text:p>
          </table:table-cell>
          <table:table-cell office:value-type="float" office:value="817.1429" calcext:value-type="float">
            <text:p>817.14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.9817" calcext:value-type="float">
            <text:p>904.9817</text:p>
          </table:table-cell>
          <table:table-cell office:value-type="float" office:value="821.1722" calcext:value-type="float">
            <text:p>821.1722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84.0293" calcext:value-type="float">
            <text:p>884.02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5.6777" calcext:value-type="float">
            <text:p>835.6777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826.4103" calcext:value-type="float">
            <text:p>826.41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68.24176" calcext:value-type="float">
            <text:p>968.24176</text:p>
          </table:table-cell>
          <table:table-cell office:value-type="float" office:value="824.7985" calcext:value-type="float">
            <text:p>824.7985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941.2454" calcext:value-type="float">
            <text:p>941.24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5.7509" calcext:value-type="float">
            <text:p>845.7509</text:p>
          </table:table-cell>
          <table:table-cell office:value-type="float" office:value="823.1868" calcext:value-type="float">
            <text:p>823.1868</text:p>
          </table:table-cell>
          <table:table-cell office:value-type="float" office:value="809.0842" calcext:value-type="float">
            <text:p>809.0842</text:p>
          </table:table-cell>
          <table:table-cell office:value-type="float" office:value="838.0952" calcext:value-type="float">
            <text:p>838.09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0.2198" calcext:value-type="float">
            <text:p>910.2198</text:p>
          </table:table-cell>
          <table:table-cell office:value-type="float" office:value="826.4103" calcext:value-type="float">
            <text:p>826.4103</text:p>
          </table:table-cell>
          <table:table-cell office:value-type="float" office:value="799.81683" calcext:value-type="float">
            <text:p>799.81683</text:p>
          </table:table-cell>
          <table:table-cell office:value-type="float" office:value="872.3443" calcext:value-type="float">
            <text:p>872.34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2.381" calcext:value-type="float">
            <text:p>712.381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40.989" calcext:value-type="float">
            <text:p>740.9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1.9414" calcext:value-type="float">
            <text:p>761.9414</text:p>
          </table:table-cell>
          <table:table-cell office:value-type="float" office:value="841.7216" calcext:value-type="float">
            <text:p>841.7216</text:p>
          </table:table-cell>
          <table:table-cell office:value-type="float" office:value="790.54944" calcext:value-type="float">
            <text:p>790.54944</text:p>
          </table:table-cell>
          <table:table-cell office:value-type="float" office:value="762.74725" calcext:value-type="float">
            <text:p>762.747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7.5458" calcext:value-type="float">
            <text:p>707.5458</text:p>
          </table:table-cell>
          <table:table-cell office:value-type="float" office:value="817.9487" calcext:value-type="float">
            <text:p>817.9487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730.9158" calcext:value-type="float">
            <text:p>730.9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0.2198" calcext:value-type="float">
            <text:p>910.2198</text:p>
          </table:table-cell>
          <table:table-cell office:value-type="float" office:value="828.4249" calcext:value-type="float">
            <text:p>828.4249</text:p>
          </table:table-cell>
          <table:table-cell office:value-type="float" office:value="805.8608" calcext:value-type="float">
            <text:p>805.8608</text:p>
          </table:table-cell>
          <table:table-cell office:value-type="float" office:value="895.7143" calcext:value-type="float">
            <text:p>895.71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1.6117" calcext:value-type="float">
            <text:p>771.6117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03.0403" calcext:value-type="float">
            <text:p>803.0403</text:p>
          </table:table-cell>
          <table:table-cell office:value-type="float" office:value="769.59705" calcext:value-type="float">
            <text:p>769.597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1.978" calcext:value-type="float">
            <text:p>821.978</text:p>
          </table:table-cell>
          <table:table-cell office:value-type="float" office:value="823.5897" calcext:value-type="float">
            <text:p>823.5897</text:p>
          </table:table-cell>
          <table:table-cell office:value-type="float" office:value="804.2491" calcext:value-type="float">
            <text:p>804.2491</text:p>
          </table:table-cell>
          <table:table-cell office:value-type="float" office:value="813.91943" calcext:value-type="float">
            <text:p>813.919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6.77655" calcext:value-type="float">
            <text:p>876.77655</text:p>
          </table:table-cell>
          <table:table-cell office:value-type="float" office:value="827.2161" calcext:value-type="float">
            <text:p>827.2161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867.50916" calcext:value-type="float">
            <text:p>867.509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7.9487" calcext:value-type="float">
            <text:p>817.9487</text:p>
          </table:table-cell>
          <table:table-cell office:value-type="float" office:value="826.8132" calcext:value-type="float">
            <text:p>826.8132</text:p>
          </table:table-cell>
          <table:table-cell office:value-type="float" office:value="796.1905" calcext:value-type="float">
            <text:p>796.1905</text:p>
          </table:table-cell>
          <table:table-cell office:value-type="float" office:value="815.5311" calcext:value-type="float">
            <text:p>815.53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5.16486" calcext:value-type="float">
            <text:p>765.16486</text:p>
          </table:table-cell>
          <table:table-cell office:value-type="float" office:value="822.7839" calcext:value-type="float">
            <text:p>822.7839</text:p>
          </table:table-cell>
          <table:table-cell office:value-type="float" office:value="800.6227" calcext:value-type="float">
            <text:p>800.6227</text:p>
          </table:table-cell>
          <table:table-cell office:value-type="float" office:value="776.8498" calcext:value-type="float">
            <text:p>776.84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1.2454" calcext:value-type="float">
            <text:p>831.2454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807.47253" calcext:value-type="float">
            <text:p>807.47253</text:p>
          </table:table-cell>
          <table:table-cell office:value-type="float" office:value="834.0659" calcext:value-type="float">
            <text:p>834.06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4.7985" calcext:value-type="float">
            <text:p>714.7985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801.02563" calcext:value-type="float">
            <text:p>801.02563</text:p>
          </table:table-cell>
          <table:table-cell office:value-type="float" office:value="731.31866" calcext:value-type="float">
            <text:p>731.318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68.6447" calcext:value-type="float">
            <text:p>968.6447</text:p>
          </table:table-cell>
          <table:table-cell office:value-type="float" office:value="822.381" calcext:value-type="float">
            <text:p>822.381</text:p>
          </table:table-cell>
          <table:table-cell office:value-type="float" office:value="804.2491" calcext:value-type="float">
            <text:p>804.2491</text:p>
          </table:table-cell>
          <table:table-cell office:value-type="float" office:value="934.3956" calcext:value-type="float">
            <text:p>934.39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5.9341" calcext:value-type="float">
            <text:p>705.9341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802.23444" calcext:value-type="float">
            <text:p>802.23444</text:p>
          </table:table-cell>
          <table:table-cell office:value-type="float" office:value="740.18317" calcext:value-type="float">
            <text:p>740.183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8.9011" calcext:value-type="float">
            <text:p>728.9011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798.60803" calcext:value-type="float">
            <text:p>798.60803</text:p>
          </table:table-cell>
          <table:table-cell office:value-type="float" office:value="755.89746" calcext:value-type="float">
            <text:p>755.8974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0.58606" calcext:value-type="float">
            <text:p>740.58606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761.53845" calcext:value-type="float">
            <text:p>761.538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4.3956" calcext:value-type="float">
            <text:p>824.3956</text:p>
          </table:table-cell>
          <table:table-cell office:value-type="float" office:value="815.5311" calcext:value-type="float">
            <text:p>815.5311</text:p>
          </table:table-cell>
          <table:table-cell office:value-type="float" office:value="798.20514" calcext:value-type="float">
            <text:p>798.20514</text:p>
          </table:table-cell>
          <table:table-cell office:value-type="float" office:value="828.8278" calcext:value-type="float">
            <text:p>828.8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.13556" calcext:value-type="float">
            <text:p>871.13556</text:p>
          </table:table-cell>
          <table:table-cell office:value-type="float" office:value="823.9927" calcext:value-type="float">
            <text:p>823.9927</text:p>
          </table:table-cell>
          <table:table-cell office:value-type="float" office:value="796.1905" calcext:value-type="float">
            <text:p>796.1905</text:p>
          </table:table-cell>
          <table:table-cell office:value-type="float" office:value="861.8681" calcext:value-type="float">
            <text:p>861.868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8.9011" calcext:value-type="float">
            <text:p>728.9011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795.38464" calcext:value-type="float">
            <text:p>795.38464</text:p>
          </table:table-cell>
          <table:table-cell office:value-type="float" office:value="748.24176" calcext:value-type="float">
            <text:p>748.24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6.9231" calcext:value-type="float">
            <text:p>786.9231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02.6374" calcext:value-type="float">
            <text:p>802.6374</text:p>
          </table:table-cell>
          <table:table-cell office:value-type="float" office:value="805.05493" calcext:value-type="float">
            <text:p>805.054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1.1722" calcext:value-type="float">
            <text:p>711.1722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37.76556" calcext:value-type="float">
            <text:p>737.765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6.1539" calcext:value-type="float">
            <text:p>846.1539</text:p>
          </table:table-cell>
          <table:table-cell office:value-type="float" office:value="815.9341" calcext:value-type="float">
            <text:p>815.9341</text:p>
          </table:table-cell>
          <table:table-cell office:value-type="float" office:value="800.6227" calcext:value-type="float">
            <text:p>800.6227</text:p>
          </table:table-cell>
          <table:table-cell office:value-type="float" office:value="840.5128" calcext:value-type="float">
            <text:p>840.51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3.6264" calcext:value-type="float">
            <text:p>773.6264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797.8022" calcext:value-type="float">
            <text:p>797.8022</text:p>
          </table:table-cell>
          <table:table-cell office:value-type="float" office:value="774.43225" calcext:value-type="float">
            <text:p>774.432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7.72894" calcext:value-type="float">
            <text:p>787.72894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92.96704" calcext:value-type="float">
            <text:p>792.96704</text:p>
          </table:table-cell>
          <table:table-cell office:value-type="float" office:value="795.38464" calcext:value-type="float">
            <text:p>795.384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.68134" calcext:value-type="float">
            <text:p>918.68134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03.44324" calcext:value-type="float">
            <text:p>803.44324</text:p>
          </table:table-cell>
          <table:table-cell office:value-type="float" office:value="892.49084" calcext:value-type="float">
            <text:p>892.490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.45056" calcext:value-type="float">
            <text:p>859.45056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852.1978" calcext:value-type="float">
            <text:p>852.19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53.73627" calcext:value-type="float">
            <text:p>953.73627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933.5897" calcext:value-type="float">
            <text:p>933.58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1.53845" calcext:value-type="float">
            <text:p>981.53845</text:p>
          </table:table-cell>
          <table:table-cell office:value-type="float" office:value="816.337" calcext:value-type="float">
            <text:p>816.337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953.73627" calcext:value-type="float">
            <text:p>953.736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7.8755" calcext:value-type="float">
            <text:p>697.8755</text:p>
          </table:table-cell>
          <table:table-cell office:value-type="float" office:value="820.3663" calcext:value-type="float">
            <text:p>820.3663</text:p>
          </table:table-cell>
          <table:table-cell office:value-type="float" office:value="801.4286" calcext:value-type="float">
            <text:p>801.4286</text:p>
          </table:table-cell>
          <table:table-cell office:value-type="float" office:value="723.663" calcext:value-type="float">
            <text:p>723.6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.6117" calcext:value-type="float">
            <text:p>881.6117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794.57874" calcext:value-type="float">
            <text:p>794.57874</text:p>
          </table:table-cell>
          <table:table-cell office:value-type="float" office:value="862.27106" calcext:value-type="float">
            <text:p>862.271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2.4542" calcext:value-type="float">
            <text:p>942.4542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91.75824" calcext:value-type="float">
            <text:p>791.75824</text:p>
          </table:table-cell>
          <table:table-cell office:value-type="float" office:value="919.4872" calcext:value-type="float">
            <text:p>919.48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8.0586" calcext:value-type="float">
            <text:p>778.0586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800.6227" calcext:value-type="float">
            <text:p>800.62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6.30035" calcext:value-type="float">
            <text:p>756.30035</text:p>
          </table:table-cell>
          <table:table-cell office:value-type="float" office:value="803.44324" calcext:value-type="float">
            <text:p>803.44324</text:p>
          </table:table-cell>
          <table:table-cell office:value-type="float" office:value="796.5934" calcext:value-type="float">
            <text:p>796.5934</text:p>
          </table:table-cell>
          <table:table-cell office:value-type="float" office:value="781.28204" calcext:value-type="float">
            <text:p>781.282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1.79486" calcext:value-type="float">
            <text:p>851.79486</text:p>
          </table:table-cell>
          <table:table-cell office:value-type="float" office:value="902.1612" calcext:value-type="float">
            <text:p>902.1612</text:p>
          </table:table-cell>
          <table:table-cell office:value-type="float" office:value="898.1319" calcext:value-type="float">
            <text:p>898.1319</text:p>
          </table:table-cell>
          <table:table-cell office:value-type="float" office:value="857.03296" calcext:value-type="float">
            <text:p>857.032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57.03296" calcext:value-type="float">
            <text:p>857.03296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869.92676" calcext:value-type="float">
            <text:p>869.9267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39.2308" calcext:value-type="float">
            <text:p>939.2308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799.011" calcext:value-type="float">
            <text:p>799.011</text:p>
          </table:table-cell>
          <table:table-cell office:value-type="float" office:value="924.3223" calcext:value-type="float">
            <text:p>924.32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71.8681" calcext:value-type="float">
            <text:p>971.8681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809.4872" calcext:value-type="float">
            <text:p>809.4872</text:p>
          </table:table-cell>
          <table:table-cell office:value-type="float" office:value="944.87177" calcext:value-type="float">
            <text:p>944.8717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99.89014" calcext:value-type="float">
            <text:p>699.89014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5.9341" calcext:value-type="float">
            <text:p>815.9341</text:p>
          </table:table-cell>
          <table:table-cell office:value-type="float" office:value="722.8571" calcext:value-type="float">
            <text:p>722.857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49.707" calcext:value-type="float">
            <text:p>949.707</text:p>
          </table:table-cell>
          <table:table-cell office:value-type="float" office:value="826.8132" calcext:value-type="float">
            <text:p>826.8132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928.3516" calcext:value-type="float">
            <text:p>928.35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68.3883" calcext:value-type="float">
            <text:p>768.3883</text:p>
          </table:table-cell>
          <table:table-cell office:value-type="float" office:value="816.337" calcext:value-type="float">
            <text:p>816.337</text:p>
          </table:table-cell>
          <table:table-cell office:value-type="float" office:value="807.0696" calcext:value-type="float">
            <text:p>807.0696</text:p>
          </table:table-cell>
          <table:table-cell office:value-type="float" office:value="780.4762" calcext:value-type="float">
            <text:p>780.47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29.9634" calcext:value-type="float">
            <text:p>929.9634</text:p>
          </table:table-cell>
          <table:table-cell office:value-type="float" office:value="815.5311" calcext:value-type="float">
            <text:p>815.5311</text:p>
          </table:table-cell>
          <table:table-cell office:value-type="float" office:value="807.0696" calcext:value-type="float">
            <text:p>807.0696</text:p>
          </table:table-cell>
          <table:table-cell office:value-type="float" office:value="913.0403" calcext:value-type="float">
            <text:p>913.040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2.3077" calcext:value-type="float">
            <text:p>702.3077</text:p>
          </table:table-cell>
          <table:table-cell office:value-type="float" office:value="817.5458" calcext:value-type="float">
            <text:p>817.5458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718.022" calcext:value-type="float">
            <text:p>718.0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53.47986" calcext:value-type="float">
            <text:p>753.47986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808.2784" calcext:value-type="float">
            <text:p>808.2784</text:p>
          </table:table-cell>
          <table:table-cell office:value-type="float" office:value="769.19415" calcext:value-type="float">
            <text:p>769.194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15.5311" calcext:value-type="float">
            <text:p>815.5311</text:p>
          </table:table-cell>
          <table:table-cell office:value-type="float" office:value="832.8571" calcext:value-type="float">
            <text:p>832.8571</text:p>
          </table:table-cell>
          <table:table-cell office:value-type="float" office:value="813.1135" calcext:value-type="float">
            <text:p>813.1135</text:p>
          </table:table-cell>
          <table:table-cell office:value-type="float" office:value="821.5751" calcext:value-type="float">
            <text:p>821.575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77.5824" calcext:value-type="float">
            <text:p>877.5824</text:p>
          </table:table-cell>
          <table:table-cell office:value-type="float" office:value="822.7839" calcext:value-type="float">
            <text:p>822.7839</text:p>
          </table:table-cell>
          <table:table-cell office:value-type="float" office:value="811.0989" calcext:value-type="float">
            <text:p>811.0989</text:p>
          </table:table-cell>
          <table:table-cell office:value-type="float" office:value="867.1062" calcext:value-type="float">
            <text:p>867.10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59.3773" calcext:value-type="float">
            <text:p>959.3773</text:p>
          </table:table-cell>
          <table:table-cell office:value-type="float" office:value="823.9927" calcext:value-type="float">
            <text:p>823.9927</text:p>
          </table:table-cell>
          <table:table-cell office:value-type="float" office:value="805.05493" calcext:value-type="float">
            <text:p>805.05493</text:p>
          </table:table-cell>
          <table:table-cell office:value-type="float" office:value="931.1722" calcext:value-type="float">
            <text:p>931.17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8.8278" calcext:value-type="float">
            <text:p>718.8278</text:p>
          </table:table-cell>
          <table:table-cell office:value-type="float" office:value="817.9487" calcext:value-type="float">
            <text:p>817.9487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738.97437" calcext:value-type="float">
            <text:p>738.974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7.619" calcext:value-type="float">
            <text:p>717.619</text:p>
          </table:table-cell>
          <table:table-cell office:value-type="float" office:value="828.022" calcext:value-type="float">
            <text:p>828.022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35.34796" calcext:value-type="float">
            <text:p>735.347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36.4835" calcext:value-type="float">
            <text:p>836.4835</text:p>
          </table:table-cell>
          <table:table-cell office:value-type="float" office:value="826.4103" calcext:value-type="float">
            <text:p>826.4103</text:p>
          </table:table-cell>
          <table:table-cell office:value-type="float" office:value="810.293" calcext:value-type="float">
            <text:p>810.293</text:p>
          </table:table-cell>
          <table:table-cell office:value-type="float" office:value="832.0513" calcext:value-type="float">
            <text:p>832.051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6.4469" calcext:value-type="float">
            <text:p>776.4469</text:p>
          </table:table-cell>
          <table:table-cell office:value-type="float" office:value="833.663" calcext:value-type="float">
            <text:p>833.663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71.6117" calcext:value-type="float">
            <text:p>771.61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47.28937" calcext:value-type="float">
            <text:p>947.28937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927.1429" calcext:value-type="float">
            <text:p>927.14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91.4286" calcext:value-type="float">
            <text:p>691.4286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798.60803" calcext:value-type="float">
            <text:p>798.60803</text:p>
          </table:table-cell>
          <table:table-cell office:value-type="float" office:value="714.3956" calcext:value-type="float">
            <text:p>714.395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5.9341" calcext:value-type="float">
            <text:p>705.9341</text:p>
          </table:table-cell>
          <table:table-cell office:value-type="float" office:value="829.6337" calcext:value-type="float">
            <text:p>829.6337</text:p>
          </table:table-cell>
          <table:table-cell office:value-type="float" office:value="806.6667" calcext:value-type="float">
            <text:p>806.6667</text:p>
          </table:table-cell>
          <table:table-cell office:value-type="float" office:value="727.28937" calcext:value-type="float">
            <text:p>727.28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75.4945" calcext:value-type="float">
            <text:p>975.4945</text:p>
          </table:table-cell>
          <table:table-cell office:value-type="float" office:value="829.2308" calcext:value-type="float">
            <text:p>829.2308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943.2601" calcext:value-type="float">
            <text:p>943.26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6.7399" calcext:value-type="float">
            <text:p>706.7399</text:p>
          </table:table-cell>
          <table:table-cell office:value-type="float" office:value="826.0073" calcext:value-type="float">
            <text:p>826.0073</text:p>
          </table:table-cell>
          <table:table-cell office:value-type="float" office:value="814.7253" calcext:value-type="float">
            <text:p>814.7253</text:p>
          </table:table-cell>
          <table:table-cell office:value-type="float" office:value="727.28937" calcext:value-type="float">
            <text:p>727.28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40.0366" calcext:value-type="float">
            <text:p>940.0366</text:p>
          </table:table-cell>
          <table:table-cell office:value-type="float" office:value="827.2161" calcext:value-type="float">
            <text:p>827.2161</text:p>
          </table:table-cell>
          <table:table-cell office:value-type="float" office:value="816.7399" calcext:value-type="float">
            <text:p>816.7399</text:p>
          </table:table-cell>
          <table:table-cell office:value-type="float" office:value="921.9048" calcext:value-type="float">
            <text:p>921.90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7.6557" calcext:value-type="float">
            <text:p>777.6557</text:p>
          </table:table-cell>
          <table:table-cell office:value-type="float" office:value="828.4249" calcext:value-type="float">
            <text:p>828.4249</text:p>
          </table:table-cell>
          <table:table-cell office:value-type="float" office:value="813.5165" calcext:value-type="float">
            <text:p>813.5165</text:p>
          </table:table-cell>
          <table:table-cell office:value-type="float" office:value="783.2967" calcext:value-type="float">
            <text:p>783.296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17.5458" calcext:value-type="float">
            <text:p>817.5458</text:p>
          </table:table-cell>
          <table:table-cell office:value-type="float" office:value="823.5897" calcext:value-type="float">
            <text:p>823.5897</text:p>
          </table:table-cell>
          <table:table-cell office:value-type="float" office:value="809.4872" calcext:value-type="float">
            <text:p>809.4872</text:p>
          </table:table-cell>
          <table:table-cell office:value-type="float" office:value="817.1429" calcext:value-type="float">
            <text:p>817.14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04.9817" calcext:value-type="float">
            <text:p>904.9817</text:p>
          </table:table-cell>
          <table:table-cell office:value-type="float" office:value="821.1722" calcext:value-type="float">
            <text:p>821.1722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84.0293" calcext:value-type="float">
            <text:p>884.029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35.6777" calcext:value-type="float">
            <text:p>835.6777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826.4103" calcext:value-type="float">
            <text:p>826.410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68.24176" calcext:value-type="float">
            <text:p>968.24176</text:p>
          </table:table-cell>
          <table:table-cell office:value-type="float" office:value="824.7985" calcext:value-type="float">
            <text:p>824.7985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941.2454" calcext:value-type="float">
            <text:p>941.245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45.7509" calcext:value-type="float">
            <text:p>845.7509</text:p>
          </table:table-cell>
          <table:table-cell office:value-type="float" office:value="823.1868" calcext:value-type="float">
            <text:p>823.1868</text:p>
          </table:table-cell>
          <table:table-cell office:value-type="float" office:value="809.0842" calcext:value-type="float">
            <text:p>809.0842</text:p>
          </table:table-cell>
          <table:table-cell office:value-type="float" office:value="838.0952" calcext:value-type="float">
            <text:p>838.095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10.2198" calcext:value-type="float">
            <text:p>910.2198</text:p>
          </table:table-cell>
          <table:table-cell office:value-type="float" office:value="826.4103" calcext:value-type="float">
            <text:p>826.4103</text:p>
          </table:table-cell>
          <table:table-cell office:value-type="float" office:value="799.81683" calcext:value-type="float">
            <text:p>799.81683</text:p>
          </table:table-cell>
          <table:table-cell office:value-type="float" office:value="872.3443" calcext:value-type="float">
            <text:p>872.34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2.381" calcext:value-type="float">
            <text:p>712.381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40.989" calcext:value-type="float">
            <text:p>740.98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61.9414" calcext:value-type="float">
            <text:p>761.9414</text:p>
          </table:table-cell>
          <table:table-cell office:value-type="float" office:value="841.7216" calcext:value-type="float">
            <text:p>841.7216</text:p>
          </table:table-cell>
          <table:table-cell office:value-type="float" office:value="790.54944" calcext:value-type="float">
            <text:p>790.54944</text:p>
          </table:table-cell>
          <table:table-cell office:value-type="float" office:value="762.74725" calcext:value-type="float">
            <text:p>762.747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7.5458" calcext:value-type="float">
            <text:p>707.5458</text:p>
          </table:table-cell>
          <table:table-cell office:value-type="float" office:value="817.9487" calcext:value-type="float">
            <text:p>817.9487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730.9158" calcext:value-type="float">
            <text:p>730.915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10.2198" calcext:value-type="float">
            <text:p>910.2198</text:p>
          </table:table-cell>
          <table:table-cell office:value-type="float" office:value="828.4249" calcext:value-type="float">
            <text:p>828.4249</text:p>
          </table:table-cell>
          <table:table-cell office:value-type="float" office:value="805.8608" calcext:value-type="float">
            <text:p>805.8608</text:p>
          </table:table-cell>
          <table:table-cell office:value-type="float" office:value="895.7143" calcext:value-type="float">
            <text:p>895.71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1.6117" calcext:value-type="float">
            <text:p>771.6117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03.0403" calcext:value-type="float">
            <text:p>803.0403</text:p>
          </table:table-cell>
          <table:table-cell office:value-type="float" office:value="769.59705" calcext:value-type="float">
            <text:p>769.597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21.978" calcext:value-type="float">
            <text:p>821.978</text:p>
          </table:table-cell>
          <table:table-cell office:value-type="float" office:value="823.5897" calcext:value-type="float">
            <text:p>823.5897</text:p>
          </table:table-cell>
          <table:table-cell office:value-type="float" office:value="804.2491" calcext:value-type="float">
            <text:p>804.2491</text:p>
          </table:table-cell>
          <table:table-cell office:value-type="float" office:value="813.91943" calcext:value-type="float">
            <text:p>813.919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76.77655" calcext:value-type="float">
            <text:p>876.77655</text:p>
          </table:table-cell>
          <table:table-cell office:value-type="float" office:value="827.2161" calcext:value-type="float">
            <text:p>827.2161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867.50916" calcext:value-type="float">
            <text:p>867.509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17.9487" calcext:value-type="float">
            <text:p>817.9487</text:p>
          </table:table-cell>
          <table:table-cell office:value-type="float" office:value="826.8132" calcext:value-type="float">
            <text:p>826.8132</text:p>
          </table:table-cell>
          <table:table-cell office:value-type="float" office:value="796.1905" calcext:value-type="float">
            <text:p>796.1905</text:p>
          </table:table-cell>
          <table:table-cell office:value-type="float" office:value="815.5311" calcext:value-type="float">
            <text:p>815.53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65.16486" calcext:value-type="float">
            <text:p>765.16486</text:p>
          </table:table-cell>
          <table:table-cell office:value-type="float" office:value="822.7839" calcext:value-type="float">
            <text:p>822.7839</text:p>
          </table:table-cell>
          <table:table-cell office:value-type="float" office:value="800.6227" calcext:value-type="float">
            <text:p>800.6227</text:p>
          </table:table-cell>
          <table:table-cell office:value-type="float" office:value="776.8498" calcext:value-type="float">
            <text:p>776.849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31.2454" calcext:value-type="float">
            <text:p>831.2454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807.47253" calcext:value-type="float">
            <text:p>807.47253</text:p>
          </table:table-cell>
          <table:table-cell office:value-type="float" office:value="834.0659" calcext:value-type="float">
            <text:p>834.065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4.7985" calcext:value-type="float">
            <text:p>714.7985</text:p>
          </table:table-cell>
          <table:table-cell office:value-type="float" office:value="815.12823" calcext:value-type="float">
            <text:p>815.12823</text:p>
          </table:table-cell>
          <table:table-cell office:value-type="float" office:value="801.02563" calcext:value-type="float">
            <text:p>801.02563</text:p>
          </table:table-cell>
          <table:table-cell office:value-type="float" office:value="731.31866" calcext:value-type="float">
            <text:p>731.318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68.6447" calcext:value-type="float">
            <text:p>968.6447</text:p>
          </table:table-cell>
          <table:table-cell office:value-type="float" office:value="822.381" calcext:value-type="float">
            <text:p>822.381</text:p>
          </table:table-cell>
          <table:table-cell office:value-type="float" office:value="804.2491" calcext:value-type="float">
            <text:p>804.2491</text:p>
          </table:table-cell>
          <table:table-cell office:value-type="float" office:value="934.3956" calcext:value-type="float">
            <text:p>934.395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5.9341" calcext:value-type="float">
            <text:p>705.9341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802.23444" calcext:value-type="float">
            <text:p>802.23444</text:p>
          </table:table-cell>
          <table:table-cell office:value-type="float" office:value="740.18317" calcext:value-type="float">
            <text:p>740.183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28.9011" calcext:value-type="float">
            <text:p>728.9011</text:p>
          </table:table-cell>
          <table:table-cell office:value-type="float" office:value="825.2015" calcext:value-type="float">
            <text:p>825.2015</text:p>
          </table:table-cell>
          <table:table-cell office:value-type="float" office:value="798.60803" calcext:value-type="float">
            <text:p>798.60803</text:p>
          </table:table-cell>
          <table:table-cell office:value-type="float" office:value="755.89746" calcext:value-type="float">
            <text:p>755.8974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40.58606" calcext:value-type="float">
            <text:p>740.58606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761.53845" calcext:value-type="float">
            <text:p>761.538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24.3956" calcext:value-type="float">
            <text:p>824.3956</text:p>
          </table:table-cell>
          <table:table-cell office:value-type="float" office:value="815.5311" calcext:value-type="float">
            <text:p>815.5311</text:p>
          </table:table-cell>
          <table:table-cell office:value-type="float" office:value="798.20514" calcext:value-type="float">
            <text:p>798.20514</text:p>
          </table:table-cell>
          <table:table-cell office:value-type="float" office:value="828.8278" calcext:value-type="float">
            <text:p>828.827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71.13556" calcext:value-type="float">
            <text:p>871.13556</text:p>
          </table:table-cell>
          <table:table-cell office:value-type="float" office:value="823.9927" calcext:value-type="float">
            <text:p>823.9927</text:p>
          </table:table-cell>
          <table:table-cell office:value-type="float" office:value="796.1905" calcext:value-type="float">
            <text:p>796.1905</text:p>
          </table:table-cell>
          <table:table-cell office:value-type="float" office:value="861.8681" calcext:value-type="float">
            <text:p>861.868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28.9011" calcext:value-type="float">
            <text:p>728.9011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795.38464" calcext:value-type="float">
            <text:p>795.38464</text:p>
          </table:table-cell>
          <table:table-cell office:value-type="float" office:value="748.24176" calcext:value-type="float">
            <text:p>748.2417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86.9231" calcext:value-type="float">
            <text:p>786.9231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802.6374" calcext:value-type="float">
            <text:p>802.6374</text:p>
          </table:table-cell>
          <table:table-cell office:value-type="float" office:value="805.05493" calcext:value-type="float">
            <text:p>805.0549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1.1722" calcext:value-type="float">
            <text:p>711.1722</text:p>
          </table:table-cell>
          <table:table-cell office:value-type="float" office:value="821.978" calcext:value-type="float">
            <text:p>821.978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37.76556" calcext:value-type="float">
            <text:p>737.7655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46.1539" calcext:value-type="float">
            <text:p>846.1539</text:p>
          </table:table-cell>
          <table:table-cell office:value-type="float" office:value="815.9341" calcext:value-type="float">
            <text:p>815.9341</text:p>
          </table:table-cell>
          <table:table-cell office:value-type="float" office:value="800.6227" calcext:value-type="float">
            <text:p>800.6227</text:p>
          </table:table-cell>
          <table:table-cell office:value-type="float" office:value="840.5128" calcext:value-type="float">
            <text:p>840.51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3.6264" calcext:value-type="float">
            <text:p>773.6264</text:p>
          </table:table-cell>
          <table:table-cell office:value-type="float" office:value="819.15753" calcext:value-type="float">
            <text:p>819.15753</text:p>
          </table:table-cell>
          <table:table-cell office:value-type="float" office:value="797.8022" calcext:value-type="float">
            <text:p>797.8022</text:p>
          </table:table-cell>
          <table:table-cell office:value-type="float" office:value="774.43225" calcext:value-type="float">
            <text:p>774.432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87.72894" calcext:value-type="float">
            <text:p>787.72894</text:p>
          </table:table-cell>
          <table:table-cell office:value-type="float" office:value="819.9634" calcext:value-type="float">
            <text:p>819.9634</text:p>
          </table:table-cell>
          <table:table-cell office:value-type="float" office:value="792.96704" calcext:value-type="float">
            <text:p>792.96704</text:p>
          </table:table-cell>
          <table:table-cell office:value-type="float" office:value="795.38464" calcext:value-type="float">
            <text:p>795.3846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18.68134" calcext:value-type="float">
            <text:p>918.68134</text:p>
          </table:table-cell>
          <table:table-cell office:value-type="float" office:value="821.5751" calcext:value-type="float">
            <text:p>821.5751</text:p>
          </table:table-cell>
          <table:table-cell office:value-type="float" office:value="803.44324" calcext:value-type="float">
            <text:p>803.44324</text:p>
          </table:table-cell>
          <table:table-cell office:value-type="float" office:value="892.49084" calcext:value-type="float">
            <text:p>892.4908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59.45056" calcext:value-type="float">
            <text:p>859.45056</text:p>
          </table:table-cell>
          <table:table-cell office:value-type="float" office:value="812.3077" calcext:value-type="float">
            <text:p>812.3077</text:p>
          </table:table-cell>
          <table:table-cell office:value-type="float" office:value="801.8315" calcext:value-type="float">
            <text:p>801.8315</text:p>
          </table:table-cell>
          <table:table-cell office:value-type="float" office:value="852.1978" calcext:value-type="float">
            <text:p>852.197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53.73627" calcext:value-type="float">
            <text:p>953.73627</text:p>
          </table:table-cell>
          <table:table-cell office:value-type="float" office:value="812.71063" calcext:value-type="float">
            <text:p>812.71063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933.5897" calcext:value-type="float">
            <text:p>933.589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81.53845" calcext:value-type="float">
            <text:p>981.53845</text:p>
          </table:table-cell>
          <table:table-cell office:value-type="float" office:value="816.337" calcext:value-type="float">
            <text:p>816.337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953.73627" calcext:value-type="float">
            <text:p>953.736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97.8755" calcext:value-type="float">
            <text:p>697.8755</text:p>
          </table:table-cell>
          <table:table-cell office:value-type="float" office:value="820.3663" calcext:value-type="float">
            <text:p>820.3663</text:p>
          </table:table-cell>
          <table:table-cell office:value-type="float" office:value="801.4286" calcext:value-type="float">
            <text:p>801.4286</text:p>
          </table:table-cell>
          <table:table-cell office:value-type="float" office:value="723.663" calcext:value-type="float">
            <text:p>723.66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81.6117" calcext:value-type="float">
            <text:p>881.6117</text:p>
          </table:table-cell>
          <table:table-cell office:value-type="float" office:value="817.1429" calcext:value-type="float">
            <text:p>817.1429</text:p>
          </table:table-cell>
          <table:table-cell office:value-type="float" office:value="794.57874" calcext:value-type="float">
            <text:p>794.57874</text:p>
          </table:table-cell>
          <table:table-cell office:value-type="float" office:value="862.27106" calcext:value-type="float">
            <text:p>862.2710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42.4542" calcext:value-type="float">
            <text:p>942.4542</text:p>
          </table:table-cell>
          <table:table-cell office:value-type="float" office:value="811.50183" calcext:value-type="float">
            <text:p>811.50183</text:p>
          </table:table-cell>
          <table:table-cell office:value-type="float" office:value="791.75824" calcext:value-type="float">
            <text:p>791.75824</text:p>
          </table:table-cell>
          <table:table-cell office:value-type="float" office:value="919.4872" calcext:value-type="float">
            <text:p>919.487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8.0586" calcext:value-type="float">
            <text:p>778.0586</text:p>
          </table:table-cell>
          <table:table-cell office:value-type="float" office:value="813.91943" calcext:value-type="float">
            <text:p>813.91943</text:p>
          </table:table-cell>
          <table:table-cell office:value-type="float" office:value="799.41394" calcext:value-type="float">
            <text:p>799.41394</text:p>
          </table:table-cell>
          <table:table-cell office:value-type="float" office:value="800.6227" calcext:value-type="float">
            <text:p>800.62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56.30035" calcext:value-type="float">
            <text:p>756.30035</text:p>
          </table:table-cell>
          <table:table-cell office:value-type="float" office:value="803.44324" calcext:value-type="float">
            <text:p>803.44324</text:p>
          </table:table-cell>
          <table:table-cell office:value-type="float" office:value="796.5934" calcext:value-type="float">
            <text:p>796.5934</text:p>
          </table:table-cell>
          <table:table-cell office:value-type="float" office:value="781.28204" calcext:value-type="float">
            <text:p>781.28204</text:p>
          </table:table-cell>
          <table:table-cell office:value-type="string" calcext:value-type="string">
            <text:p>F</text:p>
          </table:table-cell>
        </table:table-row>
      </table:table>
      <table:named-expressions/>
      <table:database-ranges>
        <table:database-range table:name="__Anonymous_Sheet_DB__0" table:target-range-address="Sheet1.A1:Sheet1.D1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4:06:07.266543134</meta:creation-date>
    <dc:date>2019-06-29T14:13:27.566359031</dc:date>
    <meta:editing-duration>PT7M20S</meta:editing-duration>
    <meta:editing-cycles>2</meta:editing-cycles>
    <meta:generator>LibreOffice/6.0.7.3$Linux_X86_64 LibreOffice_project/00m0$Build-3</meta:generator>
    <meta:document-statistic meta:table-count="1" meta:cell-count="625" meta:object-count="0"/>
  </office:meta>
</office:document-meta>
</file>